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bottom" draw:auto-grow-height="false" fo:min-height="0cm" fo:min-width="0cm" fo:padding-bottom="-2cm" fo:wrap-option="wrap"/>
    </style:style>
    <style:style style:name="gr3" style:family="graphic" style:parent-style-name="standard">
      <style:graphic-properties draw:textarea-horizontal-align="center" draw:textarea-vertical-align="bottom" draw:auto-grow-height="false" fo:min-height="0cm" fo:min-width="0cm" fo:padding-bottom="-1.1cm" fo:wrap-option="wrap"/>
    </style:style>
    <style:style style:name="gr4" style:family="graphic" style:parent-style-name="standard">
      <style:graphic-properties draw:stroke="solid" svg:stroke-color="#000000" draw:fill-color="#996633" draw:opacity-name="Transparency_20_4" draw:textarea-horizontal-align="justify" draw:textarea-vertical-align="top" draw:auto-grow-height="false" fo:min-height="0cm" fo:min-width="0cm" draw:shadow="hidden" draw:shadow-offset-x="0.1cm" draw:shadow-offset-y="0.1cm" draw:shadow-opacity="35%"/>
    </style:style>
    <style:style style:name="gr5" style:family="graphic" style:parent-style-name="standard">
      <style:graphic-properties draw:stroke="solid" draw:opacity-name="" draw:textarea-horizontal-align="center" draw:textarea-vertical-align="bottom" draw:auto-grow-height="false" fo:min-height="0cm" fo:min-width="0cm" fo:padding-bottom="-1.1cm" fo:wrap-option="wrap"/>
    </style:style>
    <style:style style:name="gr6" style:family="graphic" style:parent-style-name="standard">
      <style:graphic-properties draw:stroke="solid" draw:textarea-horizontal-align="center" draw:textarea-vertical-align="bottom" draw:auto-grow-height="false" fo:min-height="0cm" fo:min-width="0cm" fo:padding-bottom="-1.1cm" fo:wrap-option="wrap"/>
    </style:style>
    <style:style style:name="gr7" style:family="graphic" style:parent-style-name="standard">
      <style:graphic-properties draw:textarea-horizontal-align="justify" draw:textarea-vertical-align="bottom" draw:auto-grow-height="false" fo:min-height="0cm" fo:min-width="0cm" fo:padding-bottom="-1.5cm" fo:wrap-option="wrap"/>
    </style:style>
    <style:style style:name="gr8" style:family="graphic" style:parent-style-name="standard">
      <style:graphic-properties svg:stroke-width="0.2cm" draw:marker-start-width="1.3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true" fo:font-size="18pt" fo:letter-spacing="0.141cm" fo:text-shadow="none" fo:font-weight="bold" style:font-size-asian="18pt" style:font-size-complex="18pt" style:font-relief="none"/>
    </style:style>
    <style:style style:name="P5" style:family="paragraph">
      <style:paragraph-properties fo:margin-left="0cm" fo:margin-right="0cm" fo:text-align="center" fo:text-indent="0cm"/>
      <style:text-properties fo:font-size="15pt" fo:text-shadow="none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style:use-window-font-color="true" style:text-outline="false" fo:font-size="15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style:use-window-font-color="true" style:text-outline="true" fo:font-size="18pt" fo:letter-spacing="0.141cm" fo:text-shadow="1pt 1pt" fo:font-weight="bold" style:font-size-asian="18pt" style:font-size-complex="18pt" style:font-relief="none"/>
    </style:style>
    <style:style style:name="P8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5cm" svg:height="1.5cm" svg:x="13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5cm" svg:x="16.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5cm" svg:x="10.1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id="id1" draw:layer="layout" svg:width="2cm" svg:height="2.5cm" svg:x="2.3cm" svg:y="5.6cm">
          <text:p text:style-name="P2">localConfig.sh</text:p>
          <text:p text:style-name="P2">fichier de configura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1.199cm" svg:height="1.7cm" svg:x="13cm" svg:y="23.8cm">
          <text:p text:style-name="P3">make_graph.sh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id="id2">
          <draw:custom-shape draw:style-name="gr4" draw:text-style-name="P4" draw:layer="layout" svg:width="13cm" svg:height="4cm" svg:x="7cm" svg:y="1cm">
            <text:p text:style-name="P4">Création des scenari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501cm" svg:height="2cm" svg:x="8.5cm" svg:y="2cm">
            <text:p text:style-name="P5">launch_scenarii.sh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6" draw:layer="layout" svg:width="1.501cm" svg:height="2cm" svg:x="12.999cm" svg:y="2cm">
            <text:p text:style-name="P6">launch_scenario.sh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3" draw:layer="layout" svg:width="1.5cm" svg:height="2cm" svg:x="17cm" svg:y="2cm">
            <text:p text:style-name="P3">scenarii_creator.sh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4" draw:text-style-name="P7" draw:layer="layout" svg:width="13cm" svg:height="4.5cm" svg:x="7cm" svg:y="17.5cm">
            <text:p text:style-name="P7">Analyse des fichiers de traces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cm" svg:height="2cm" svg:x="9.5cm" svg:y="19.1cm">
            <text:p text:style-name="P3">routing_packets_ratios.awk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3" draw:layer="layout" svg:width="1.4cm" svg:height="2cm" svg:x="16cm" svg:y="19.1cm">
            <text:p text:style-name="P3">average_packets_delay.awk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3" draw:layer="layout" svg:width="1.501cm" svg:height="2cm" svg:x="12.7cm" svg:y="18.5cm">
            <text:p text:style-name="P3">droppacket.awk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4" draw:text-style-name="P7" draw:id="id3" draw:layer="layout" svg:width="13cm" svg:height="4cm" svg:x="7cm" svg:y="9.5cm">
          <text:p text:style-name="P7">Création des fichiers de trace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01cm" svg:height="2cm" svg:x="13cm" svg:y="10.5cm">
          <text:p text:style-name="P6">wireless_antho.sh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7" draw:layer="layout" svg:width="13cm" svg:height="4cm" svg:x="7cm" svg:y="22.5cm">
          <text:p text:style-name="P7">Création des graphiques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2" draw:layer="layout" svg:width="1.25cm" svg:height="1.638cm" svg:x="13.25cm" svg:y="26.86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2" draw:layer="layout" svg:width="1.25cm" svg:height="1.638cm" svg:x="13.125cm" svg:y="26.73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2" draw:layer="layout" svg:width="1.25cm" svg:height="1.638cm" svg:x="13cm" svg:y="26.6cm">
            <text:p text:style-name="P2">fichiers de graphes (.png)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" draw:text-style-name="P1" draw:layer="layout" svg:width="1.5cm" svg:height="1cm" svg:x="10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" draw:text-style-name="P2" draw:layer="layout" svg:width="1.166cm" svg:height="1.724cm" svg:x="13.434cm" svg:y="14.27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2" draw:layer="layout" svg:width="1.168cm" svg:height="1.724cm" svg:x="13.316cm" svg:y="14.13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3" draw:layer="layout" svg:width="1.166cm" svg:height="1.724cm" svg:x="13.2cm" svg:y="14cm">
            <text:p text:style-name="P3">fichiers de traces (.tr)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7" draw:text-style-name="P3" draw:layer="layout" svg:width="1.25cm" svg:height="1.928cm" svg:x="16.75cm" svg:y="6.27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3" draw:layer="layout" svg:width="1.25cm" svg:height="1.929cm" svg:x="16.625cm" svg:y="6.1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3" draw:layer="layout" svg:width="1.25cm" svg:height="1.928cm" svg:x="16.5cm" svg:y="6cm">
            <text:p text:style-name="P3">fichiers de scenario de traffic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7" draw:text-style-name="P3" draw:layer="layout" svg:width="1.289cm" svg:height="1.861cm" svg:x="10.258cm" svg:y="6.29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3" draw:layer="layout" svg:width="1.289cm" svg:height="1.861cm" svg:x="10.129cm" svg:y="6.14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3" draw:layer="layout" svg:width="1.289cm" svg:height="1.861cm" svg:x="10cm" svg:y="6cm">
            <text:p text:style-name="P3">fichiers de scenario de mobilité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" draw:text-style-name="P1" draw:layer="layout" svg:width="1.5cm" svg:height="1cm" svg:x="16.4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0.5cm" svg:x="13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0.5cm" svg:x="13cm" svg:y="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" draw:text-style-name="P1" draw:layer="layout" draw:type="line" svg:x1="4.3cm" svg:y1="6.849cm" svg:x2="7cm" svg:y2="3cm" draw:start-shape="id1" draw:start-glue-point="7" draw:end-shape="id2" draw:end-glue-point="3">
          <text:p/>
        </draw:connector>
        <draw:connector draw:style-name="gr8" draw:text-style-name="P1" draw:layer="layout" draw:type="line" svg:x1="4.3cm" svg:y1="6.849cm" svg:x2="7cm" svg:y2="11.5cm" draw:start-shape="id1" draw:start-glue-point="7" draw:end-shape="id3" draw:end-glue-point="3">
          <text:p/>
        </draw:connector>
        <presentation:notes draw:style-name="dp2">
          <draw:page-thumbnail draw:style-name="gr9" draw:layer="layout" svg:width="14.848cm" svg:height="11.135cm" svg:x="3.07cm" svg:y="2.257cm" draw:page-number="1" presentation:class="page"/>
          <draw:frame presentation:style-name="pr1" draw:text-style-name="P8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4" draw:display-name="Transparency 4" draw:style="linear" draw:start="45%" draw:end="20%" draw:angle="3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4.674cm" svg:height="6.61cm" svg:x="3.602cm" svg:y="2.938cm" draw:page-number="1"/>
      <draw:page-thumbnail draw:layer="backgroundobjects" svg:width="4.674cm" svg:height="6.61cm" svg:x="12.512cm" svg:y="2.938cm"/>
      <draw:page-thumbnail draw:layer="backgroundobjects" svg:width="4.674cm" svg:height="6.61cm" svg:x="21.422cm" svg:y="2.938cm"/>
      <draw:page-thumbnail draw:layer="backgroundobjects" svg:width="4.674cm" svg:height="6.61cm" svg:x="3.602cm" svg:y="11.439cm"/>
      <draw:page-thumbnail draw:layer="backgroundobjects" svg:width="4.674cm" svg:height="6.61cm" svg:x="12.512cm" svg:y="11.439cm"/>
      <draw:page-thumbnail draw:layer="backgroundobjects" svg:width="4.674cm" svg:height="6.61cm" svg:x="21.422cm" svg:y="11.439cm"/>
    </style:handout-master>
    <style:master-page style:name="Default" style:page-layout-name="PM1" draw:style-name="dp1">
      <draw:frame presentation:style-name="Default-title" draw:layer="backgroundobjects" svg:width="17.099cm" svg:height="4.625cm" svg:x="1.95cm" svg:y="2.102cm" presentation:class="title" presentation:placeholder="true">
        <draw:text-box/>
      </draw:frame>
      <draw:frame presentation:style-name="Default-outline1" draw:layer="backgroundobjects" svg:width="17.099cm" svg:height="18.281cm" svg:x="1.95cm" svg:y="7.48cm" presentation:class="outline" presentation:placeholder="true">
        <draw:text-box/>
      </draw:frame>
      <draw:frame presentation:style-name="pr1" draw:text-style-name="P1" draw:layer="backgroundobjects" svg:width="4.426cm" svg:height="1.91cm" svg:x="1.95cm" svg:y="26.233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6.022cm" svg:height="1.91cm" svg:x="7.498cm" svg:y="26.233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4.426cm" svg:height="1.91cm" svg:x="14.621cm" svg:y="26.233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3-05T16:34:06</meta:creation-date>
    <dc:date>2006-03-05T18:01:37</dc:date>
    <dc:language>en-US</dc:language>
    <meta:editing-cycles>3</meta:editing-cycles>
    <meta:editing-duration>PT1H29M32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